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000000" fo:font-style="normal" style:text-underline-style="none" fo:font-weight="normal" officeooo:paragraph-rsid="0013eb07" style:font-style-asian="normal" style:font-weight-asian="normal" style:font-style-complex="normal" style:font-weight-complex="normal"/>
    </style:style>
    <style:style style:name="P2" style:family="paragraph" style:parent-style-name="Standard">
      <style:text-properties fo:color="#800000" fo:font-style="italic" style:text-underline-style="solid" style:text-underline-width="auto" style:text-underline-color="font-color" fo:font-weight="bold" officeooo:rsid="0013eb07" officeooo:paragraph-rsid="0013eb07" style:font-style-asian="italic" style:font-weight-asian="bold" style:font-style-complex="italic" style:font-weight-complex="bold"/>
    </style:style>
    <style:style style:name="P3" style:family="paragraph" style:parent-style-name="Standard">
      <style:text-properties fo:color="#800000" fo:font-style="normal" style:text-underline-style="none" fo:font-weight="normal" officeooo:rsid="0013eb07" officeooo:paragraph-rsid="0013eb07" style:font-style-asian="normal" style:font-weight-asian="normal" style:font-style-complex="normal" style:font-weight-complex="normal"/>
    </style:style>
    <style:style style:name="P4" style:family="paragraph" style:parent-style-name="Standard">
      <style:text-properties fo:color="#000000" fo:font-style="normal" style:text-underline-style="solid" style:text-underline-width="auto" style:text-underline-color="font-color" fo:font-weight="normal" officeooo:rsid="0013eb07" officeooo:paragraph-rsid="0013eb07" style:font-style-asian="normal" style:font-weight-asian="normal" style:font-style-complex="normal" style:font-weight-complex="normal"/>
    </style:style>
    <style:style style:name="P5" style:family="paragraph" style:parent-style-name="Standard">
      <style:text-properties fo:color="#000000" fo:font-style="normal" style:text-underline-style="solid" style:text-underline-width="auto" style:text-underline-color="font-color" fo:font-weight="normal" officeooo:rsid="0013eb07" officeooo:paragraph-rsid="0015d7a9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color="#000000" fo:font-style="normal" style:text-underline-style="none" fo:font-weight="normal" officeooo:rsid="0013eb07" officeooo:paragraph-rsid="0013eb07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fo:font-style="normal" style:text-underline-style="none" fo:font-weight="normal" officeooo:rsid="0013eb07" officeooo:paragraph-rsid="0015d7a9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fo:font-style="normal" style:text-underline-style="none" fo:font-weight="normal" officeooo:rsid="00150427" officeooo:paragraph-rsid="00150427" style:font-style-asian="normal" style:font-weight-asian="normal" style:font-style-complex="normal" style:font-weight-complex="normal"/>
    </style:style>
    <style:style style:name="P9" style:family="paragraph" style:parent-style-name="Standard">
      <style:text-properties fo:color="#000000" fo:font-style="normal" style:text-underline-style="none" fo:font-weight="normal" officeooo:rsid="00150427" officeooo:paragraph-rsid="001572c8" style:font-style-asian="normal" style:font-weight-asian="normal" style:font-style-complex="normal" style:font-weight-complex="normal"/>
    </style:style>
    <style:style style:name="P10" style:family="paragraph" style:parent-style-name="Standard">
      <style:text-properties fo:color="#000000" fo:font-style="italic" style:text-underline-style="solid" style:text-underline-width="auto" style:text-underline-color="font-color" fo:font-weight="bold" officeooo:rsid="0013eb07" officeooo:paragraph-rsid="0013eb07" style:font-style-asian="italic" style:font-weight-asian="bold" style:font-style-complex="italic" style:font-weight-complex="bold"/>
    </style:style>
    <style:style style:name="T1" style:family="text">
      <style:text-properties officeooo:rsid="0013eb07"/>
    </style:style>
    <style:style style:name="T2" style:family="text">
      <style:text-properties fo:font-style="italic" style:text-underline-style="solid" style:text-underline-width="auto" style:text-underline-color="font-color" fo:font-weight="bold" officeooo:rsid="0013eb07" style:font-style-asian="italic" style:font-weight-asian="bold" style:font-style-complex="italic" style:font-weight-complex="bold"/>
    </style:style>
    <style:style style:name="T3" style:family="text">
      <style:text-properties officeooo:rsid="001572c8"/>
    </style:style>
    <style:style style:name="T4" style:family="text">
      <style:text-properties officeooo:rsid="0015d7a9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5d7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ussage: Ludwig Kramer</text:p>
      <text:p text:style-name="P2"/>
      <text:p text:style-name="P3"/>
      <text:p text:style-name="P4">Wann:</text:p>
      <text:p text:style-name="P4"/>
      <text:p text:style-name="P6">A<text:span text:style-name="T4">m 29.02.2012 gegen 17:30 Uhr</text:span></text:p>
      <text:p text:style-name="P6"/>
      <text:p text:style-name="P6"/>
      <text:p text:style-name="P4">Was:</text:p>
      <text:p text:style-name="P4"/>
      <text:p text:style-name="P7"><text:span text:style-name="T4">Motorradfahrer ist gestürzt → Krankenhaus; Yvonne Stahl mit Ford Transit gegen Hauswand gefahren ; Michael Gerstner mit Golf zerkratzt</text:span></text:p>
      <text:p text:style-name="P4"/>
      <text:p text:style-name="P4"/>
      <text:p text:style-name="P5">Wer</text:p>
      <text:p text:style-name="P5"><text:span text:style-name="T5"/></text:p>
      <text:p text:style-name="P5"><text:span text:style-name="T6">Yvonne Stahl mit Ford Transit (DU-S 844), Michael Gerstner mit VW Golf (KUS-S 300), Hans Zöllnert mit Honda (SU-SI 225), Ludwig Kramer (Fußgänger/unwichtig)</text:span></text:p>
      <text:p text:style-name="P5"><text:span text:style-name="T5"><text:s/></text:span></text:p>
      <text:p text:style-name="P6"/>
      <text:p text:style-name="P6"/>
      <text:p text:style-name="P4">Wo:</text:p>
      <text:p text:style-name="P6"/>
      <text:p text:style-name="P7"><text:span text:style-name="T4">Bölkstadt, Kronenstraße in höhe des Gasthauses “Adler”</text:span></text:p>
      <text:p text:style-name="P6"/>
      <text:p text:style-name="P6"/>
      <text:p text:style-name="P4">Wie:</text:p>
      <text:p text:style-name="P4"/>
      <text:p text:style-name="P7"><text:span text:style-name="T4">Motorradfahrer streifter mit Fußraste Golf, verlor die Kontrolle über sein Fahrzeug, Ford-Transit wollte Motorradfahrer ausweichen, kam ins schleudern und prallte gegen Hauswand;</text:span></text:p>
      <text:p text:style-name="P6"/>
      <text:p text:style-name="P6"/>
      <text:p text:style-name="P4">Warum:</text:p>
      <text:p text:style-name="P4"/>
      <text:p text:style-name="P7"><text:span text:style-name="T4">Motorradfahrer fuhr gesperrte Richtung der Einbahnstraße entlang.</text:span></text:p>
      <text:p text:style-name="P6"/>
      <text:p text:style-name="P6"/>
      <text:p text:style-name="P6"/>
      <text:p text:style-name="P1"><text:span text:style-name="T1"><text:tab/><text:tab/><text:tab/><text:tab/><text:tab/></text:span><text:span text:style-name="T2">Unfallbericht</text:span></text:p>
      <text:p text:style-name="P10"/>
      <text:p text:style-name="P9">Am 29.02.2012 gegen 17:<text:span text:style-name="T3">3</text:span>0 ereignete sich auf der Kronenstraße in der Höhe des Gasthauses Adler ein Unfall bei dem ein Motorradfahrer, ein VW Golf mit dem Amtlichen Kennzeichen KUS-S-300, <text:span text:style-name="T3">ein </text:span>Lieferwage<text:span text:style-name="T3">n und der Augenzeuge Ludwig Kramer</text:span> beteiligt waren. </text:p>
      <text:p text:style-name="P9">Das Motorrad ist mit hohem Tempo und ausgeschaltetem Scheinwerfer falsch in die Einbahnstraße eingefahren <text:span text:style-name="T3">und strif dabei den Golf</text:span>.</text:p>
      <text:p text:style-name="P9"><text:span text:style-name="T3">Ein Stück weiter</text:span> <text:span text:style-name="T3">konnte der Motorradfahrer</text:span> <text:span text:style-name="T3">dem </text:span>Lieferwagen <text:span text:style-name="T3">gerade noch</text:span> ausweichen, <text:span text:style-name="T3">da</text:span> <text:soft-page-break/>dieser Ihn nicht gesehen hat, <text:span text:style-name="T3">bei diesem Ausweichmanöver</text:span> verlor er die Kontrolle über das Motorrad und <text:span text:style-name="T3">hat sich gedreht, dabei fiel</text:span> <text:span text:style-name="T3">der Motorradfahrer</text:span> zu Boden.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 style:font-family-generic="swiss"/>
    <style:font-face style:name="Nimbus Sans L1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Sans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="Nimbus Sans L"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 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 L"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2-05T13:49:07</meta:creation-date>
    <meta:editing-duration>PT22M18S</meta:editing-duration>
    <meta:editing-cycles>3</meta:editing-cycles>
    <meta:generator>LibreOffice/3.6$Linux_x86 LibreOffice_project/360m1$Build-2</meta:generator>
    <dc:date>2012-12-05T12:20:37</dc:date>
    <dc:creator>Dennis Diehm</dc:creator>
    <meta:document-statistic meta:table-count="0" meta:image-count="0" meta:object-count="0" meta:page-count="2" meta:paragraph-count="18" meta:word-count="187" meta:character-count="1312" meta:non-whitespace-character-count="1135"/>
  </office:meta>
</office:document-meta>
</file>